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154" officeooo:paragraph-rsid="001871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 to be sent to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9:43:53.330830729</meta:creation-date>
    <dc:date>2023-01-21T19:45:29.902471130</dc:date>
    <meta:editing-duration>PT1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7" meta:character-count="31" meta:non-whitespace-character-count="25"/>
  </office:meta>
</office:document-meta>
</file>